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bottom" draw:auto-grow-height="false" fo:min-height="2.286cm" fo:min-width="9.476cm"/>
    </style:style>
    <style:style style:name="gr2" style:family="graphic" style:parent-style-name="standard">
      <style:graphic-properties draw:fill-color="#66ffff" draw:textarea-horizontal-align="justify" draw:textarea-vertical-align="middle" draw:auto-grow-height="false" fo:min-height="0.765cm" fo:min-width="1.36cm"/>
    </style:style>
    <style:style style:name="gr3" style:family="graphic" style:parent-style-name="standard">
      <style:graphic-properties draw:textarea-horizontal-align="justify" draw:textarea-vertical-align="middle" draw:auto-grow-height="false" fo:min-height="0.765cm" fo:min-width="6.801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0.353cm" fo:min-width="0.10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99ff" draw:textarea-horizontal-align="justify" draw:textarea-vertical-align="middle" draw:auto-grow-height="false" fo:min-height="0.763cm" fo:min-width="1.36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0.232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271cm" fo:min-width="5.08cm"/>
    </style:style>
    <style:style style:name="gr9" style:family="graphic" style:parent-style-name="standard">
      <style:graphic-properties draw:fill-color="#ffff66" draw:textarea-horizontal-align="justify" draw:textarea-vertical-align="middle" draw:auto-grow-height="false" fo:min-height="0.934cm" fo:min-width="3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3.581cm"/>
    </style:style>
    <style:style style:name="gr11" style:family="graphic" style:parent-style-name="standard">
      <style:graphic-properties draw:textarea-horizontal-align="justify" draw:textarea-vertical-align="bottom" draw:auto-grow-height="false" fo:min-height="2.246cm" fo:min-width="9.317cm"/>
    </style:style>
    <style:style style:name="gr12" style:family="graphic" style:parent-style-name="standard">
      <style:graphic-properties draw:fill-color="#66ffff" draw:textarea-horizontal-align="justify" draw:textarea-vertical-align="middle" draw:auto-grow-height="false" fo:min-height="0.748cm" fo:min-width="1.33cm"/>
    </style:style>
    <style:style style:name="gr13" style:family="graphic" style:parent-style-name="standard">
      <style:graphic-properties draw:fill-color="#ff9900" draw:textarea-horizontal-align="justify" draw:textarea-vertical-align="middle" draw:auto-grow-height="false" fo:min-height="1.913cm" fo:min-width="0.998cm"/>
    </style:style>
    <style:style style:name="gr14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5" style:family="graphic" style:parent-style-name="standard">
      <style:graphic-properties draw:marker-end="Arrow" draw:textarea-vertical-align="middl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solid" svg:stroke-width="0cm" svg:stroke-color="#3465a4" draw:fill="solid" draw:fill-color="#00ffff" draw:opacity="29%" draw:textarea-vertical-align="top" draw:auto-grow-height="false" fo:min-height="5.35cm" fo:min-width="17.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3465a4" draw:fill="solid" draw:fill-color="#729fcf" draw:textarea-vertical-align="bottom" draw:auto-grow-height="false" draw:fit-to-size="false" fo:min-height="6.15cm" fo:min-width="3.03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cm" svg:stroke-color="#3465a4" draw:fill="solid" draw:fill-color="#66ffff" draw:textarea-vertical-align="middle" draw:auto-grow-height="false" draw:fit-to-size="false" fo:min-height="0.75cm" fo:min-width="2.7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cm" svg:stroke-color="#3465a4" draw:fill="solid" draw:fill-color="#ffff66" draw:textarea-vertical-align="middle" draw:auto-grow-height="false" draw:fit-to-size="false" fo:min-height="1.15cm" fo:min-width="3.1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3465a4" draw:fill="solid" draw:fill-color="#66ffff" draw:textarea-vertical-align="middle" draw:auto-grow-height="false" draw:fit-to-size="false" fo:min-height="0.75cm" fo:min-width="6.9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cm" svg:stroke-color="#3465a4" draw:fill="solid" draw:fill-color="#66ffff" draw:textarea-vertical-align="middle" draw:auto-grow-height="false" draw:fit-to-size="false" fo:min-height="0.65cm" fo:min-width="4.6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175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3465a4" draw:fill="solid" draw:fill-color="#66ff66" draw:textarea-vertical-align="middle" draw:auto-grow-height="false" draw:fit-to-size="false" fo:min-height="0.55cm" fo:min-width="5.3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033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cm" svg:stroke-color="#3465a4" draw:fill="solid" draw:fill-color="#66ffff" draw:textarea-vertical-align="middle" draw:auto-grow-height="false" draw:fit-to-size="false" fo:min-height="0.75cm" fo:min-width="3.9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cm" svg:stroke-color="#3465a4" draw:fill="solid" draw:fill-color="#ffff66" draw:textarea-vertical-align="middle" draw:auto-grow-height="false" draw:fit-to-size="false" fo:min-height="1.15cm" fo:min-width="5.1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cm" svg:stroke-color="#3465a4" draw:fill="solid" draw:fill-color="#66ff66" draw:textarea-vertical-align="middle" draw:auto-grow-height="false" draw:fit-to-size="false" fo:min-height="0.75cm" fo:min-width="2.7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cm" svg:stroke-color="#3465a4" draw:fill="solid" draw:fill-color="#ff3300" draw:textarea-vertical-align="middle" draw:auto-grow-height="false" draw:fit-to-size="false" fo:min-height="0.75cm" fo:min-width="2.7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cm" svg:stroke-color="#3465a4" draw:fill="solid" draw:fill-color="#66ff66" draw:textarea-vertical-align="middle" draw:auto-grow-height="false" draw:fit-to-size="false" fo:min-height="1.75cm" fo:min-width="2.7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cm" svg:stroke-color="#3465a4" draw:fill="solid" draw:fill-color="#ff9900" draw:textarea-vertical-align="middle" draw:auto-grow-height="false" draw:fit-to-size="false" fo:min-height="0.75cm" fo:min-width="2.7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cm" svg:stroke-color="#3465a4" draw:fill="solid" draw:fill-color="#ff0000" draw:textarea-vertical-align="top" draw:auto-grow-height="false" fo:min-height="4.55cm" fo:min-width="0.3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marker-start="Arrow" draw:marker-end="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66ffff"/>
      <style:paragraph-properties fo:text-align="center"/>
    </style:style>
    <style:style style:name="P3" style:family="paragraph">
      <loext:graphic-properties draw:fill-color="#ffcc00"/>
      <style:paragraph-properties fo:text-align="center"/>
      <style:text-properties fo:color="#ffcc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9ff"/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-color="#ffff66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9900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00ffff" draw:opacity="29%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loext:graphic-properties draw:fill="solid" draw:fill-color="#66ffff"/>
      <style:paragraph-properties fo:margin-top="0cm" fo:margin-bottom="0cm" fo:line-height="100%" fo:text-align="center" style:font-independent-line-spacing="true"/>
      <style:text-properties fo:font-size="18pt"/>
    </style:style>
    <style:style style:name="P15" style:family="paragraph">
      <loext:graphic-properties draw:fill="solid" draw:fill-color="#ffff66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729fcf"/>
      <style:paragraph-properties fo:text-align="start"/>
      <style:text-properties fo:font-size="18pt"/>
    </style:style>
    <style:style style:name="P18" style:family="paragraph">
      <loext:graphic-properties draw:fill="solid" draw:fill-color="#66ff66"/>
      <style:paragraph-properties fo:margin-top="0cm" fo:margin-bottom="0cm" fo:line-height="100%" fo:text-align="center" style:font-independent-line-spacing="true"/>
      <style:text-properties fo:font-size="18pt"/>
    </style:style>
    <style:style style:name="P19" style:family="paragraph">
      <loext:graphic-properties draw:fill="solid" draw:fill-color="#ff3300"/>
      <style:paragraph-properties fo:margin-top="0cm" fo:margin-bottom="0cm" fo:line-height="100%" fo:text-align="center" style:font-independent-line-spacing="true"/>
      <style:text-properties fo:font-size="18pt"/>
    </style:style>
    <style:style style:name="P20" style:family="paragraph">
      <loext:graphic-properties draw:fill="solid" draw:fill-color="#ff9900"/>
      <style:paragraph-properties fo:margin-top="0cm" fo:margin-bottom="0cm" fo:line-height="100%" fo:text-align="center" style:font-independent-line-spacing="true"/>
      <style:text-properties fo:font-size="18pt"/>
    </style:style>
    <style:style style:name="P21" style:family="paragraph">
      <loext:graphic-properties draw:fill="solid" draw:fill-color="#ff000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9.976cm" svg:height="2.536cm" svg:x="1.6cm" svg:y="9.163cm">
          <text:p text:style-name="P1">Story Representation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86cm" svg:height="1.015cm" svg:x="2.039cm" svg:y="9.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86cm" svg:height="1.015cm" svg:x="4.236cm" svg:y="9.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86cm" svg:height="1.015cm" svg:x="6.435cm" svg:y="9.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86cm" svg:height="1.015cm" svg:x="8.632cm" svg:y="9.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7.301cm" svg:height="1.015cm" svg:x="12.699cm" svg:y="9.5cm">
          <text:p text:style-name="P1">Question Represent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0.845cm" svg:height="0.845cm" svg:x="5.659cm" svg:y="6.79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5" draw:text-style-name="P4" draw:layer="layout" svg:x1="2.969cm" svg:y1="9.5cm" svg:x2="6.082cm" svg:y2="7.64cm" draw:start-shape="id1" draw:start-glue-point="0" draw:end-shape="id2" draw:end-glue-point="8" svg:d="M2969 9500v-930h3113v-930" svg:viewBox="0 0 3114 1861">
          <text:p/>
        </draw:connector>
        <draw:connector draw:style-name="gr5" draw:text-style-name="P4" draw:layer="layout" svg:x1="5.166cm" svg:y1="9.5cm" svg:x2="6.082cm" svg:y2="7.64cm" draw:start-shape="id3" draw:start-glue-point="0" draw:end-shape="id2" draw:end-glue-point="8" svg:d="M5166 9500v-930h916v-930" svg:viewBox="0 0 917 1861">
          <text:p/>
        </draw:connector>
        <draw:connector draw:style-name="gr5" draw:text-style-name="P4" draw:layer="layout" svg:x1="7.365cm" svg:y1="9.5cm" svg:x2="6.082cm" svg:y2="7.64cm" draw:start-shape="id4" draw:start-glue-point="0" draw:end-shape="id2" draw:end-glue-point="8" svg:d="M7365 9500v-930h-1283v-930" svg:viewBox="0 0 1284 1861">
          <text:p/>
        </draw:connector>
        <draw:connector draw:style-name="gr5" draw:text-style-name="P4" draw:layer="layout" svg:x1="9.562cm" svg:y1="9.5cm" svg:x2="6.082cm" svg:y2="7.64cm" draw:start-shape="id5" draw:start-glue-point="0" draw:end-shape="id2" draw:end-glue-point="8" svg:d="M9562 9500v-930h-3480v-930" svg:viewBox="0 0 3481 1861">
          <text:p/>
        </draw:connector>
        <draw:connector draw:style-name="gr5" draw:text-style-name="P4" draw:layer="layout" svg:x1="16.349cm" svg:y1="9.5cm" svg:x2="6.504cm" svg:y2="7.218cm" draw:start-shape="id6" draw:start-glue-point="0" draw:end-shape="id2" draw:end-glue-point="10" svg:d="M16349 9500v-2282h-9845" svg:viewBox="0 0 9846 2283">
          <text:p/>
        </draw:connector>
        <draw:custom-shape draw:style-name="gr6" draw:text-style-name="P5" xml:id="id7" draw:id="id7" draw:layer="layout" svg:width="1.86cm" svg:height="1.013cm" svg:x="1.939cm" svg:y="4.598cm">
          <text:p text:style-name="P1">Att</text:p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1.86cm" svg:height="1.013cm" svg:x="4.136cm" svg:y="4.598cm">
          <text:p text:style-name="P1">Att</text:p>
          <draw:enhanced-geometry svg:viewBox="0 0 21600 21600" draw:type="rectangle" draw:enhanced-path="M 0 0 L 21600 0 21600 21600 0 21600 0 0 Z N"/>
        </draw:custom-shape>
        <draw:custom-shape draw:style-name="gr6" draw:text-style-name="P5" xml:id="id9" draw:id="id9" draw:layer="layout" svg:width="1.86cm" svg:height="1.013cm" svg:x="6.335cm" svg:y="4.598cm">
          <text:p text:style-name="P1">Att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1.86cm" svg:height="1.013cm" svg:x="8.532cm" svg:y="4.598cm">
          <text:p text:style-name="P1">Att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082cm" svg:y1="6.795cm" svg:x2="2.869cm" svg:y2="5.611cm" draw:start-shape="id2" draw:start-glue-point="4" draw:end-shape="id7" draw:end-glue-point="2" svg:d="M6082 6795v-593h-3213v-591" svg:viewBox="0 0 3214 1185">
          <text:p/>
        </draw:connector>
        <draw:connector draw:style-name="gr5" draw:text-style-name="P4" draw:layer="layout" svg:x1="6.082cm" svg:y1="6.795cm" svg:x2="5.066cm" svg:y2="5.611cm" draw:start-shape="id2" draw:start-glue-point="4" draw:end-shape="id8" draw:end-glue-point="2" svg:d="M6082 6795v-593h-1016v-591" svg:viewBox="0 0 1017 1185">
          <text:p/>
        </draw:connector>
        <draw:connector draw:style-name="gr5" draw:text-style-name="P4" draw:layer="layout" svg:x1="6.082cm" svg:y1="6.795cm" svg:x2="7.265cm" svg:y2="5.611cm" draw:start-shape="id2" draw:start-glue-point="4" draw:end-shape="id9" svg:d="M6082 6795v-593h1183v-591" svg:viewBox="0 0 1184 1185">
          <text:p/>
        </draw:connector>
        <draw:connector draw:style-name="gr5" draw:text-style-name="P4" draw:layer="layout" svg:x1="6.082cm" svg:y1="6.795cm" svg:x2="9.462cm" svg:y2="5.611cm" draw:start-shape="id2" draw:start-glue-point="4" draw:end-shape="id10" svg:d="M6082 6795v-593h3380v-591" svg:viewBox="0 0 3381 1185">
          <text:p/>
        </draw:connector>
        <draw:custom-shape draw:style-name="gr1" draw:text-style-name="P1" draw:layer="layout" svg:width="9.976cm" svg:height="2.536cm" svg:x="1.6cm" svg:y="0.878cm">
          <text:p text:style-name="P1">Story Representations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86cm" svg:height="1.015cm" svg:x="1.939cm" svg:y="1.21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86cm" svg:height="1.015cm" svg:x="4.136cm" svg:y="1.21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86cm" svg:height="1.015cm" svg:x="6.335cm" svg:y="1.21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1.86cm" svg:height="1.015cm" svg:x="8.532cm" svg:y="1.21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7" draw:text-style-name="P6" xml:id="id12" draw:id="id12" draw:layer="layout" svg:width="0.676cm" svg:height="0.676cm" svg:x="11.599cm" svg:y="3.583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text-style-name="P4" draw:layer="layout" svg:x1="9.462cm" svg:y1="2.23cm" svg:x2="11.599cm" svg:y2="3.921cm" draw:start-shape="id11" draw:start-glue-point="2" draw:end-shape="id12" draw:end-glue-point="6" svg:d="M9462 2230v1691h2137" svg:viewBox="0 0 2138 1692">
          <text:p/>
        </draw:connector>
        <draw:connector draw:style-name="gr5" draw:text-style-name="P4" draw:layer="layout" svg:x1="7.265cm" svg:y1="2.23cm" svg:x2="11.599cm" svg:y2="3.921cm" draw:start-shape="id13" draw:start-glue-point="2" draw:end-shape="id12" draw:end-glue-point="6" svg:d="M7265 2230v1691h4334" svg:viewBox="0 0 4335 1692">
          <text:p/>
        </draw:connector>
        <draw:connector draw:style-name="gr5" draw:text-style-name="P4" draw:layer="layout" svg:x1="5.066cm" svg:y1="2.23cm" svg:x2="11.599cm" svg:y2="3.921cm" draw:start-shape="id14" draw:start-glue-point="2" draw:end-shape="id12" draw:end-glue-point="6" svg:d="M5066 2230v1691h6533" svg:viewBox="0 0 6534 1692">
          <text:p/>
        </draw:connector>
        <draw:connector draw:style-name="gr5" draw:text-style-name="P4" draw:layer="layout" svg:x1="2.869cm" svg:y1="2.23cm" svg:x2="11.599cm" svg:y2="3.921cm" draw:start-shape="id15" draw:start-glue-point="2" draw:end-shape="id12" draw:end-glue-point="6" svg:d="M2869 2230v1691h8730" svg:viewBox="0 0 8731 1692">
          <text:p/>
        </draw:connector>
        <draw:connector draw:style-name="gr5" draw:text-style-name="P4" draw:layer="layout" svg:x1="2.869cm" svg:y1="4.598cm" svg:x2="11.599cm" svg:y2="3.921cm" draw:start-shape="id7" draw:start-glue-point="0" draw:end-shape="id12" draw:end-glue-point="6" svg:d="M2869 4598v-677h8730" svg:viewBox="0 0 8731 678">
          <text:p/>
        </draw:connector>
        <draw:connector draw:style-name="gr5" draw:text-style-name="P4" draw:layer="layout" svg:x1="5.066cm" svg:y1="4.598cm" svg:x2="11.599cm" svg:y2="3.921cm" draw:start-shape="id8" draw:start-glue-point="0" draw:end-shape="id12" draw:end-glue-point="6" svg:d="M5066 4598v-677h6533" svg:viewBox="0 0 6534 678">
          <text:p/>
        </draw:connector>
        <draw:connector draw:style-name="gr5" draw:text-style-name="P4" draw:layer="layout" svg:x1="7.265cm" svg:y1="4.598cm" svg:x2="11.599cm" svg:y2="3.921cm" draw:start-shape="id9" draw:start-glue-point="0" draw:end-shape="id12" draw:end-glue-point="6" svg:d="M7265 4598v-677h4334" svg:viewBox="0 0 4335 678">
          <text:p/>
        </draw:connector>
        <draw:connector draw:style-name="gr5" draw:text-style-name="P4" draw:layer="layout" svg:x1="9.462cm" svg:y1="4.598cm" svg:x2="11.599cm" svg:y2="3.921cm" draw:start-shape="id10" draw:start-glue-point="0" draw:end-shape="id12" draw:end-glue-point="6" svg:d="M9462 4598v-677h2137" svg:viewBox="0 0 2138 678">
          <text:p/>
        </draw:connector>
        <draw:custom-shape draw:style-name="gr8" draw:text-style-name="P1" xml:id="id16" draw:id="id16" draw:layer="layout" svg:width="5.58cm" svg:height="1.521cm" svg:x="13.02cm" svg:y="3.16cm">
          <text:p text:style-name="P1">Attended Word(s)</text:p>
          <text:p text:style-name="P1">Representation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2.275cm" svg:y1="3.921cm" svg:x2="13.02cm" svg:y2="3.92cm" draw:start-shape="id12" draw:start-glue-point="10" draw:end-shape="id16" draw:end-glue-point="3" svg:d="M12275 3921h373v-1h372" svg:viewBox="0 0 746 2">
          <text:p/>
        </draw:connector>
        <draw:custom-shape draw:style-name="gr9" draw:text-style-name="P7" xml:id="id34" draw:id="id34" draw:layer="layout" svg:width="3.55cm" svg:height="1.184cm" svg:x="22.05cm" svg:y="3.316cm">
          <text:p text:style-name="P1">Answer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081cm" svg:height="1.278cm" svg:x="2.784cm" svg:y="6.795cm">
          <draw:text-box>
            <text:p>Similarity</text:p>
          </draw:text-box>
        </draw:frame>
        <draw:custom-shape draw:style-name="gr11" draw:text-style-name="P1" draw:layer="layout" svg:width="9.817cm" svg:height="2.496cm" svg:x="1.8cm" svg:y="16.423cm">
          <text:p text:style-name="P1">Story</text:p>
          <draw:enhanced-geometry svg:viewBox="0 0 21600 21600" draw:type="rectangle" draw:enhanced-path="M 0 0 L 21600 0 21600 21600 0 21600 0 0 Z N"/>
        </draw:custom-shape>
        <draw:custom-shape draw:style-name="gr12" draw:text-style-name="P2" xml:id="id21" draw:id="id21" draw:layer="layout" svg:width="1.83cm" svg:height="0.998cm" svg:x="2.133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2" draw:text-style-name="P2" xml:id="id22" draw:id="id22" draw:layer="layout" svg:width="1.83cm" svg:height="0.998cm" svg:x="4.296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2" draw:text-style-name="P2" xml:id="id23" draw:id="id23" draw:layer="layout" svg:width="1.83cm" svg:height="0.998cm" svg:x="6.459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2" draw:text-style-name="P2" xml:id="id24" draw:id="id24" draw:layer="layout" svg:width="1.83cm" svg:height="0.998cm" svg:x="8.622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3" draw:text-style-name="P9" xml:id="id17" draw:id="id17" draw:layer="layout" svg:width="1.498cm" svg:height="2.163cm" svg:x="2.299cm" svg:y="12.929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3" draw:text-style-name="P9" xml:id="id18" draw:id="id18" draw:layer="layout" svg:width="1.498cm" svg:height="2.163cm" svg:x="4.462cm" svg:y="12.929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3" draw:text-style-name="P9" xml:id="id19" draw:id="id19" draw:layer="layout" svg:width="1.498cm" svg:height="2.163cm" svg:x="6.625cm" svg:y="12.929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3" draw:text-style-name="P9" xml:id="id20" draw:id="id20" draw:layer="layout" svg:width="1.498cm" svg:height="2.163cm" svg:x="8.788cm" svg:y="12.929cm">
          <text:p text:style-name="P1">RNN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3.797cm" svg:y1="14.01cm" svg:x2="4.462cm" svg:y2="14.01cm" draw:start-shape="id17" draw:start-glue-point="1" draw:end-shape="id18" draw:end-glue-point="3" svg:d="M3797 14010h665" svg:viewBox="0 0 666 1">
          <text:p/>
        </draw:connector>
        <draw:connector draw:style-name="gr14" draw:text-style-name="P4" draw:layer="layout" svg:x1="5.96cm" svg:y1="14.01cm" svg:x2="6.625cm" svg:y2="14.01cm" draw:start-shape="id18" draw:start-glue-point="1" draw:end-shape="id19" svg:d="M5960 14010h665" svg:viewBox="0 0 666 1">
          <text:p/>
        </draw:connector>
        <draw:connector draw:style-name="gr14" draw:text-style-name="P4" draw:layer="layout" svg:x1="8.123cm" svg:y1="14.01cm" svg:x2="8.788cm" svg:y2="14.01cm" draw:start-shape="id19" draw:start-glue-point="1" draw:end-shape="id20" svg:d="M8123 14010h665" svg:viewBox="0 0 666 1">
          <text:p/>
        </draw:connector>
        <draw:connector draw:style-name="gr5" draw:text-style-name="P4" draw:layer="layout" svg:x1="3.048cm" svg:y1="16.756cm" svg:x2="3.048cm" svg:y2="15.092cm" draw:start-shape="id21" draw:start-glue-point="0" draw:end-shape="id17" draw:end-glue-point="2" svg:d="M3048 16756v-1664" svg:viewBox="0 0 1 1665">
          <text:p/>
        </draw:connector>
        <draw:connector draw:style-name="gr5" draw:text-style-name="P4" draw:layer="layout" svg:x1="5.211cm" svg:y1="16.756cm" svg:x2="5.211cm" svg:y2="15.092cm" draw:start-shape="id22" draw:start-glue-point="0" draw:end-shape="id18" draw:end-glue-point="2" svg:d="M5211 16756v-1664" svg:viewBox="0 0 1 1665">
          <text:p/>
        </draw:connector>
        <draw:connector draw:style-name="gr5" draw:text-style-name="P4" draw:layer="layout" svg:x1="7.374cm" svg:y1="16.756cm" svg:x2="7.374cm" svg:y2="15.092cm" draw:start-shape="id23" draw:start-glue-point="0" draw:end-shape="id19" draw:end-glue-point="2" svg:d="M7374 16756v-1664" svg:viewBox="0 0 1 1665">
          <text:p/>
        </draw:connector>
        <draw:connector draw:style-name="gr5" draw:text-style-name="P4" draw:layer="layout" svg:x1="9.537cm" svg:y1="16.756cm" svg:x2="9.537cm" svg:y2="15.092cm" draw:start-shape="id24" draw:start-glue-point="0" draw:end-shape="id20" draw:end-glue-point="2" svg:d="M9537 16756v-1664" svg:viewBox="0 0 1 1665">
          <text:p/>
        </draw:connector>
        <draw:custom-shape draw:style-name="gr11" draw:text-style-name="P1" draw:layer="layout" svg:width="9.817cm" svg:height="2.496cm" svg:x="11.783cm" svg:y="16.423cm">
          <text:p text:style-name="P1">Question</text:p>
          <draw:enhanced-geometry svg:viewBox="0 0 21600 21600" draw:type="rectangle" draw:enhanced-path="M 0 0 L 21600 0 21600 21600 0 21600 0 0 Z N"/>
        </draw:custom-shape>
        <draw:custom-shape draw:style-name="gr12" draw:text-style-name="P2" xml:id="id29" draw:id="id29" draw:layer="layout" svg:width="1.83cm" svg:height="0.998cm" svg:x="12.116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2" draw:text-style-name="P2" xml:id="id30" draw:id="id30" draw:layer="layout" svg:width="1.83cm" svg:height="0.998cm" svg:x="14.279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2" draw:text-style-name="P2" xml:id="id31" draw:id="id31" draw:layer="layout" svg:width="1.83cm" svg:height="0.998cm" svg:x="16.442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2" draw:text-style-name="P2" xml:id="id32" draw:id="id32" draw:layer="layout" svg:width="1.83cm" svg:height="0.998cm" svg:x="18.605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3" draw:text-style-name="P9" xml:id="id25" draw:id="id25" draw:layer="layout" svg:width="1.498cm" svg:height="2.163cm" svg:x="12.282cm" svg:y="12.929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3" draw:text-style-name="P9" xml:id="id26" draw:id="id26" draw:layer="layout" svg:width="1.498cm" svg:height="2.163cm" svg:x="14.445cm" svg:y="12.929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3" draw:text-style-name="P9" xml:id="id27" draw:id="id27" draw:layer="layout" svg:width="1.498cm" svg:height="2.163cm" svg:x="16.608cm" svg:y="12.929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3" draw:text-style-name="P9" xml:id="id28" draw:id="id28" draw:layer="layout" svg:width="1.498cm" svg:height="2.163cm" svg:x="18.771cm" svg:y="12.929cm">
          <text:p text:style-name="P1">RNN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3.78cm" svg:y1="14.01cm" svg:x2="14.445cm" svg:y2="14.01cm" draw:start-shape="id25" draw:start-glue-point="1" draw:end-shape="id26" draw:end-glue-point="3" svg:d="M13780 14010h665" svg:viewBox="0 0 666 1">
          <text:p/>
        </draw:connector>
        <draw:connector draw:style-name="gr14" draw:text-style-name="P4" draw:layer="layout" svg:x1="15.943cm" svg:y1="14.01cm" svg:x2="16.608cm" svg:y2="14.01cm" draw:start-shape="id26" draw:start-glue-point="1" draw:end-shape="id27" svg:d="M15943 14010h665" svg:viewBox="0 0 666 1">
          <text:p/>
        </draw:connector>
        <draw:connector draw:style-name="gr14" draw:text-style-name="P4" draw:layer="layout" svg:x1="18.106cm" svg:y1="14.01cm" svg:x2="18.771cm" svg:y2="14.01cm" draw:start-shape="id27" draw:start-glue-point="1" draw:end-shape="id28" svg:d="M18106 14010h665" svg:viewBox="0 0 666 1">
          <text:p/>
        </draw:connector>
        <draw:connector draw:style-name="gr5" draw:text-style-name="P4" draw:layer="layout" svg:x1="13.031cm" svg:y1="16.756cm" svg:x2="13.031cm" svg:y2="15.092cm" draw:start-shape="id29" draw:start-glue-point="0" draw:end-shape="id25" draw:end-glue-point="2" svg:d="M13031 16756v-1664" svg:viewBox="0 0 1 1665">
          <text:p/>
        </draw:connector>
        <draw:connector draw:style-name="gr5" draw:text-style-name="P4" draw:layer="layout" svg:x1="15.194cm" svg:y1="16.756cm" svg:x2="15.194cm" svg:y2="15.092cm" draw:start-shape="id30" draw:start-glue-point="0" draw:end-shape="id26" draw:end-glue-point="2" svg:d="M15194 16756v-1664" svg:viewBox="0 0 1 1665">
          <text:p/>
        </draw:connector>
        <draw:connector draw:style-name="gr5" draw:text-style-name="P4" draw:layer="layout" svg:x1="17.357cm" svg:y1="16.756cm" svg:x2="17.357cm" svg:y2="15.092cm" draw:start-shape="id31" draw:start-glue-point="0" draw:end-shape="id27" draw:end-glue-point="2" svg:d="M17357 16756v-1664" svg:viewBox="0 0 1 1665">
          <text:p/>
        </draw:connector>
        <draw:connector draw:style-name="gr5" draw:text-style-name="P4" draw:layer="layout" svg:x1="19.52cm" svg:y1="16.756cm" svg:x2="19.52cm" svg:y2="15.092cm" draw:start-shape="id32" draw:start-glue-point="0" draw:end-shape="id28" draw:end-glue-point="2" svg:d="M19520 16756v-1664" svg:viewBox="0 0 1 1665">
          <text:p/>
        </draw:connector>
        <draw:connector draw:style-name="gr5" draw:text-style-name="P4" draw:layer="layout" svg:x1="19.52cm" svg:y1="12.929cm" svg:x2="16.359cm" svg:y2="10.6cm" draw:start-shape="id28" draw:start-glue-point="0" svg:d="M19520 12929v-1415h-3161v-914" svg:viewBox="0 0 3162 2330">
          <text:p/>
        </draw:connector>
        <draw:connector draw:style-name="gr5" draw:text-style-name="P4" draw:layer="layout" svg:x1="13.031cm" svg:y1="12.929cm" svg:x2="16.359cm" svg:y2="10.6cm" draw:start-shape="id25" draw:start-glue-point="0" svg:d="M13031 12929v-1415h3328v-914" svg:viewBox="0 0 3329 2330">
          <text:p/>
        </draw:connector>
        <draw:custom-shape draw:style-name="gr13" draw:text-style-name="P9" xml:id="id33" draw:id="id33" draw:layer="layout" svg:width="1.498cm" svg:height="2.163cm" svg:x="20cm" svg:y="2.837cm">
          <text:p text:style-name="P1">MLP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8.6cm" svg:y1="3.92cm" svg:x2="20cm" svg:y2="3.918cm" draw:start-shape="id16" draw:start-glue-point="1" draw:end-shape="id33" svg:d="M18600 3920h700v-2h700" svg:viewBox="0 0 1401 3">
          <text:p/>
        </draw:connector>
        <draw:connector draw:style-name="gr15" draw:text-style-name="P1" draw:layer="layout" svg:x1="21.498cm" svg:y1="3.918cm" svg:x2="22.05cm" svg:y2="3.908cm" draw:start-shape="id33" draw:start-glue-point="1" draw:end-shape="id34" draw:end-glue-point="3" svg:d="M21498 3918h276v-10h276" svg:viewBox="0 0 553 11">
          <text:p/>
        </draw:connector>
        <draw:connector draw:style-name="gr5" draw:text-style-name="P4" draw:layer="layout" svg:x1="3.048cm" svg:y1="12.929cm" svg:x2="2.969cm" svg:y2="10.515cm" draw:start-shape="id17" draw:start-glue-point="0" draw:end-shape="id1" draw:end-glue-point="2" svg:d="M3048 12929v-1208h-79v-1206" svg:viewBox="0 0 80 2415">
          <text:p/>
        </draw:connector>
        <draw:connector draw:style-name="gr5" draw:text-style-name="P4" draw:layer="layout" svg:x1="5.211cm" svg:y1="12.929cm" svg:x2="5.166cm" svg:y2="10.515cm" draw:start-shape="id18" draw:start-glue-point="0" draw:end-shape="id3" draw:end-glue-point="2" svg:d="M5211 12929v-1208h-45v-1206" svg:viewBox="0 0 46 2415">
          <text:p/>
        </draw:connector>
        <draw:connector draw:style-name="gr5" draw:text-style-name="P4" draw:layer="layout" svg:x1="7.374cm" svg:y1="12.929cm" svg:x2="7.365cm" svg:y2="10.515cm" draw:start-shape="id19" draw:start-glue-point="0" draw:end-shape="id4" svg:d="M7374 12929v-1208h-9v-1206" svg:viewBox="0 0 10 2415">
          <text:p/>
        </draw:connector>
        <draw:connector draw:style-name="gr5" draw:text-style-name="P4" draw:layer="layout" svg:x1="9.537cm" svg:y1="12.929cm" svg:x2="9.562cm" svg:y2="10.515cm" draw:start-shape="id20" draw:start-glue-point="0" draw:end-shape="id5" svg:d="M9537 12929v-1208h25v-1206" svg:viewBox="0 0 26 2415">
          <text:p/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7" draw:text-style-name="P11" draw:layer="layout" svg:width="17.599cm" svg:height="5.599cm" svg:x="6.8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3" draw:layer="layout" svg:width="3.529cm" svg:height="6.399cm" svg:x="1.27cm" svg:y="8.6cm">
          <text:p text:style-name="P12"><text:span text:style-name="T1">Training</text:span></text:p>
          <text:p text:style-name="P12"><text:span text:style-name="T1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4" xml:id="id38" draw:id="id38" draw:layer="layout" svg:width="3.199cm" svg:height="0.999cm" svg:x="1.4cm" svg:y="8.8cm">
          <text:p text:style-name="P12"><text:span text:style-name="T1">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4" draw:layer="layout" svg:width="3.199cm" svg:height="0.999cm" svg:x="1.4cm" svg:y="10cm">
          <text:p text:style-name="P12"><text:span text:style-name="T1">S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9" draw:text-style-name="P14" draw:layer="layout" svg:width="3.199cm" svg:height="0.999cm" svg:x="1.4cm" svg:y="11.2cm">
          <text:p text:style-name="P12"><text:span text:style-name="T1">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14" xml:id="id35" draw:id="id35" draw:layer="layout" svg:width="3.199cm" svg:height="0.999cm" svg:x="1.4cm" svg:y="12.4cm">
          <text:p text:style-name="P12"><text:span text:style-name="T1">Ans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15" xml:id="id46" draw:id="id46" draw:layer="layout" svg:width="3.599cm" svg:height="1.399cm" svg:x="5.8cm" svg:y="10.4cm">
          <text:p text:style-name="P12"><text:span text:style-name="T1">R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1" draw:text-style-name="P16" draw:layer="layout" svg:x1="4.6cm" svg:y1="10.4cm" svg:x2="5.8cm" svg:y2="11cm">
          <text:p/>
        </draw:line>
        <draw:line draw:name="Line 9" draw:style-name="gr21" draw:text-style-name="P16" draw:layer="layout" svg:x1="4.6cm" svg:y1="11.8cm" svg:x2="5.8cm" svg:y2="11.2cm">
          <text:p/>
        </draw:line>
        <draw:custom-shape draw:name="CustomShape 10" draw:style-name="gr22" draw:text-style-name="P14" xml:id="id43" draw:id="id43" draw:layer="layout" svg:width="7.399cm" svg:height="0.999cm" svg:x="10.4cm" svg:y="8.2cm">
          <text:p text:style-name="P12"><text:span text:style-name="T1">Story Ve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14" xml:id="id42" draw:id="id42" draw:layer="layout" svg:width="5.099cm" svg:height="0.899cm" draw:transform="rotate (1.5707963267949) translate (10.4cm 16.4cm)">
          <text:p text:style-name="P12"><text:span text:style-name="T1">Question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17" draw:layer="layout" svg:width="0.599cm" svg:height="0.599cm" svg:x="10.5cm" svg:y="10cm">
          <text:p/>
          <draw:enhanced-geometry draw:mirror-horizontal="false" draw:mirror-vertical="false" svg:viewBox="0 0 0 0" draw:text-areas="?f5 ?f8 ?f6 ?f9" draw:type="ooxml-flowChartSummingJunction" draw:enhanced-path="M 0 ?f7 Z S N M ?f0 ?f2 L ?f14 ?f15 M ?f0 ?f2 L ?f16 ?f17 F N M ?f0 ?f2 Z F N" drawooo:enhanced-path="M 0 ?f7 G ?f0 ?f2 ?f12 ?f13 ?f0 ?f2 ?f14 ?f15 ?f0 ?f2 ?f16 ?f17 ?f0 ?f2 ?f18 ?f19 Z S N M ?f5 ?f8 L ?f6 ?f9 M ?f6 ?f8 L ?f5 ?f9 F N M 0 ?f7 G ?f0 ?f2 ?f20 ?f21 ?f0 ?f2 ?f22 ?f23 ?f0 ?f2 ?f24 ?f25 ?f0 ?f2 ?f26 ?f27 Z F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equation draw:name="f22" draw:formula="(16200000)/60000.0"/>
            <draw:equation draw:name="f23" draw:formula="(5400000)/60000.0"/>
            <draw:equation draw:name="f24" draw:formula="(0)/60000.0"/>
            <draw:equation draw:name="f25" draw:formula="(5400000)/60000.0"/>
            <draw:equation draw:name="f26" draw:formula="(5400000)/60000.0"/>
            <draw:equation draw:name="f27" draw:formula="(5400000)/60000.0"/>
          </draw:enhanced-geometry>
        </draw:custom-shape>
        <draw:line draw:name="Line 13" draw:style-name="gr21" draw:text-style-name="P16" draw:layer="layout" svg:x1="10.8cm" svg:y1="11.3cm" svg:x2="10.801cm" svg:y2="10.6cm">
          <text:p/>
        </draw:line>
        <draw:line draw:name="Line 14" draw:style-name="gr21" draw:text-style-name="P16" draw:layer="layout" svg:x1="10.8cm" svg:y1="9.2cm" svg:x2="10.801cm" svg:y2="10cm">
          <text:p/>
        </draw:line>
        <draw:custom-shape draw:name="CustomShape 17" draw:style-name="gr25" draw:text-style-name="P18" xml:id="id45" draw:id="id45" draw:layer="layout" svg:width="5.799cm" svg:height="0.799cm" svg:x="12cm" svg:y="9.9cm">
          <text:p text:style-name="P12"><text:span text:style-name="T1">A</text:span><text:span text:style-name="T1">tt</text:span><text:span text:style-name="T1">e</text:span><text:span text:style-name="T1">n</text:span><text:span text:style-name="T1">ti</text:span><text:span text:style-name="T1">o</text:span><text:span text:style-name="T1">n </text:span><text:span text:style-name="T1">W</text:span><text:span text:style-name="T1">e</text:span><text:span text:style-name="T1">i</text:span><text:span text:style-name="T1">g</text:span><text:span text:style-name="T1">h</text:span><text:span text:style-name="T1">t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1" draw:text-style-name="P16" draw:layer="layout" svg:x1="11.1cm" svg:y1="10.3cm" svg:x2="12cm" svg:y2="10.301cm">
          <text:p/>
        </draw:line>
        <draw:custom-shape draw:name="CustomShape 19" draw:style-name="gr26" draw:text-style-name="P17" xml:id="id44" draw:id="id44" draw:layer="layout" svg:width="0.399cm" svg:height="0.399cm" svg:x="13.9cm" svg:y="11.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7" draw:text-style-name="P14" draw:layer="layout" svg:width="4.399cm" svg:height="0.999cm" svg:x="12.4cm" svg:y="13.2cm">
          <text:p text:style-name="P12"><text:span text:style-name="T1">Att</text:span><text:span text:style-name="T1">en</text:span><text:span text:style-name="T1">de</text:span><text:span text:style-name="T1">d </text:span><text:span text:style-name="T1">W</text:span><text:span text:style-name="T1">or</text:span><text:span text:style-name="T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16" draw:layer="layout" svg:x1="14.1cm" svg:y1="12cm" svg:x2="14.101cm" svg:y2="13.2cm">
          <text:p/>
        </draw:line>
        <draw:custom-shape draw:name="CustomShape 24" draw:style-name="gr28" draw:text-style-name="P15" draw:layer="layout" svg:width="5.599cm" svg:height="1.399cm" svg:x="18cm" svg:y="13cm">
          <text:p text:style-name="P12"><text:span text:style-name="T1">Answerer </text:span><text:span text:style-name="T1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21" draw:text-style-name="P16" draw:layer="layout" svg:x1="16.8cm" svg:y1="13.7cm" svg:x2="18cm" svg:y2="13.701cm">
          <text:p/>
        </draw:line>
        <draw:custom-shape draw:name="CustomShape 26" draw:style-name="gr29" draw:text-style-name="P18" xml:id="id37" draw:id="id37" draw:layer="layout" svg:width="3.199cm" svg:height="0.999cm" svg:x="19.2cm" svg:y="15.2cm">
          <text:p text:style-name="P12"><text:span text:style-name="T1">P</text:span><text:span text:style-name="T1">r</text:span><text:span text:style-name="T1">e</text:span><text:span text:style-name="T1">di</text:span><text:span text:style-name="T1">c</text:span><text:span text:style-name="T1">ti</text:span><text:span text:style-name="T1">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1" draw:text-style-name="P16" draw:layer="layout" svg:x1="20.8cm" svg:y1="14.4cm" svg:x2="20.801cm" svg:y2="15.2cm">
          <text:p/>
        </draw:line>
        <draw:custom-shape draw:name="CustomShape 28" draw:style-name="gr30" draw:text-style-name="P19" xml:id="id36" draw:id="id36" draw:layer="layout" svg:width="3.199cm" svg:height="0.999cm" svg:x="12.2cm" svg:y="17.2cm">
          <text:p text:style-name="P12"><text:span text:style-name="T1">A</text:span><text:span text:style-name="T1">n</text:span><text:span text:style-name="T1">s </text:span><text:span text:style-name="T1">L</text:span><text:span text:style-name="T1">o</text:span><text:span text:style-name="T1">s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8" draw:text-style-name="P15" xml:id="id41" draw:id="id41" draw:layer="layout" svg:width="5.599cm" svg:height="1.399cm" svg:x="18.2cm" svg:y="5.2cm">
          <text:p text:style-name="P12"><text:span text:style-name="T1">D</text:span><text:span text:style-name="T1">is</text:span><text:span text:style-name="T1">c</text:span><text:span text:style-name="T1">ri</text:span><text:span text:style-name="T1">m</text:span><text:span text:style-name="T1">in</text:span><text:span text:style-name="T1">a</text:span><text:span text:style-name="T1">t</text:span><text:span text:style-name="T1">o</text:span><text:span text:style-name="T1">r</text:span></text:p>
          <text:p text:style-name="P12"><text:span text:style-name="T1"><text:s/>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18" xml:id="id40" draw:id="id40" draw:layer="layout" svg:width="3.199cm" svg:height="1.999cm" svg:x="19.4cm" svg:y="2cm">
          <text:p text:style-name="P12"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 </text:span></text:p>
          <text:p text:style-name="P12"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1" draw:text-style-name="P16" draw:layer="layout" svg:x1="21cm" svg:y1="5.2cm" svg:x2="21.001cm" svg:y2="4cm">
          <text:p/>
        </draw:line>
        <draw:custom-shape draw:name="CustomShape 36" draw:style-name="gr32" draw:text-style-name="P20" xml:id="id39" draw:id="id39" draw:layer="layout" svg:width="3.199cm" svg:height="0.999cm" svg:x="11.4cm" svg:y="2.5cm">
          <text:p text:style-name="P12"><text:span text:style-name="T1">D</text:span><text:span text:style-name="T1">i</text:span><text:span text:style-name="T1">s</text:span><text:span text:style-name="T1"> </text:span><text:span text:style-name="T1">L</text:span><text:span text:style-name="T1">o</text:span><text:span text:style-name="T1">s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3" draw:text-style-name="P21" draw:layer="layout" svg:width="0.799cm" svg:height="4.799cm" svg:x="22cm" svg:y="7.4cm">
          <text:p/>
          <draw:enhanced-geometry draw:mirror-horizontal="false" draw:mirror-vertical="false" svg:viewBox="0 0 0 0" drawooo:sub-view-size="802 4802" draw:text-areas="0 0 ?f0 ?f1" draw:type="ooxml-non-primitive" draw:enhanced-path="M 0 955 L 400 0 801 955 600 955 600 3845 801 3845 400 4801 0 3845 200 3845 200 955 0 955 N">
            <draw:equation draw:name="f0" draw:formula="logwidth"/>
            <draw:equation draw:name="f1" draw:formula="logheight"/>
          </draw:enhanced-geometry>
        </draw:custom-shape>
        <draw:connector draw:style-name="gr34" draw:text-style-name="P1" draw:layer="layout" svg:x1="4.599cm" svg:y1="12.899cm" svg:x2="12.2cm" svg:y2="17.699cm" draw:start-shape="id35" draw:start-glue-point="1" draw:end-shape="id36" svg:d="M4599 12899h3800v4800h3801" svg:viewBox="0 0 7602 4801">
          <text:p/>
        </draw:connector>
        <draw:connector draw:style-name="gr34" draw:text-style-name="P1" draw:layer="layout" svg:x1="20.799cm" svg:y1="16.199cm" svg:x2="15.399cm" svg:y2="17.699cm" draw:start-shape="id37" draw:start-glue-point="2" draw:end-shape="id36" draw:end-glue-point="1" svg:d="M20799 16199v1500h-5400" svg:viewBox="0 0 5401 1501">
          <text:p/>
        </draw:connector>
        <draw:connector draw:style-name="gr34" draw:text-style-name="P1" draw:layer="layout" svg:x1="4.599cm" svg:y1="9.299cm" svg:x2="11.4cm" svg:y2="2.999cm" draw:start-shape="id38" draw:start-glue-point="1" draw:end-shape="id39" draw:end-glue-point="3" svg:d="M4599 9299h3400v-6300h3401" svg:viewBox="0 0 6802 6301">
          <text:p/>
        </draw:connector>
        <draw:connector draw:style-name="gr34" draw:text-style-name="P1" draw:layer="layout" svg:x1="14.599cm" svg:y1="2.999cm" svg:x2="19.4cm" svg:y2="2.999cm" draw:start-shape="id39" draw:start-glue-point="1" draw:end-shape="id40" draw:end-glue-point="3" svg:d="M14599 2999h4801" svg:viewBox="0 0 4802 1">
          <text:p/>
        </draw:connector>
        <draw:connector draw:style-name="gr35" draw:text-style-name="P1" draw:layer="layout" draw:line-skew="-3.149cm" svg:x1="18.2cm" svg:y1="5.899cm" svg:x2="11.299cm" svg:y2="13.851cm" draw:start-shape="id41" draw:start-glue-point="3" draw:end-shape="id42" draw:end-glue-point="2" svg:d="M18200 5899h-6600v7952h-301" svg:viewBox="0 0 6902 7953">
          <text:p/>
        </draw:connector>
        <draw:connector draw:style-name="gr15" draw:text-style-name="P1" draw:layer="layout" svg:x1="17.799cm" svg:y1="8.699cm" svg:x2="20.999cm" svg:y2="6.599cm" draw:start-shape="id43" draw:start-glue-point="1" draw:end-shape="id41" svg:d="M17799 8699h3200v-2100" svg:viewBox="0 0 3201 2101">
          <text:p/>
        </draw:connector>
        <draw:connector draw:style-name="gr15" draw:text-style-name="P1" draw:layer="layout" svg:x1="14.099cm" svg:y1="9.199cm" svg:x2="14.099cm" svg:y2="11.6cm" draw:start-shape="id43" draw:start-glue-point="2" draw:end-shape="id44" draw:end-glue-point="0" svg:d="M14099 9199v2401" svg:viewBox="0 0 1 2402">
          <text:p/>
        </draw:connector>
        <draw:connector draw:style-name="gr15" draw:text-style-name="P1" draw:layer="layout" svg:x1="14.899cm" svg:y1="10.699cm" svg:x2="14.299cm" svg:y2="11.799cm" draw:start-shape="id45" draw:start-glue-point="2" draw:end-shape="id44" draw:end-glue-point="1" svg:d="M14899 10699v1100h-600" svg:viewBox="0 0 601 1101">
          <text:p/>
        </draw:connector>
        <draw:connector draw:style-name="gr15" draw:text-style-name="P1" draw:layer="layout" svg:x1="9.399cm" svg:y1="11.099cm" svg:x2="10.4cm" svg:y2="8.699cm" draw:start-shape="id46" draw:start-glue-point="1" draw:end-shape="id43" draw:end-glue-point="3" svg:d="M9399 11099h500v-1300h-1v-1100h502" svg:viewBox="0 0 1002 2401">
          <text:p/>
        </draw:connector>
        <draw:connector draw:style-name="gr15" draw:text-style-name="P1" draw:layer="layout" svg:x1="9.399cm" svg:y1="11.099cm" svg:x2="10.4cm" svg:y2="13.851cm" draw:start-shape="id46" draw:start-glue-point="1" draw:end-shape="id42" draw:end-glue-point="0" svg:d="M9399 11099h500v2752h501" svg:viewBox="0 0 1002 2753">
          <text:p/>
        </draw:connector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6:40:21.138698659</meta:creation-date>
    <dc:date>2017-11-08T23:48:02.360636829</dc:date>
    <meta:editing-duration>PT5H47M9S</meta:editing-duration>
    <meta:editing-cycles>2</meta:editing-cycles>
    <meta:generator>LibreOffice/5.1.6.2$Linux_X86_64 LibreOffice_project/10m0$Build-2</meta:generator>
    <meta:document-statistic meta:object-count="143"/>
  </office:meta>
</office:document-meta>
</file>